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urce Serif Pro" svg:font-family="'Source Serif Pro'" style:font-family-generic="roman" style:font-pitch="variable"/>
    <style:font-face style:name="apple-system" svg:font-family="apple-system, BlinkMacSystemFont, 'Segoe UI', Roboto, 'Noto Sans', Ubuntu, 'Droid Sans', 'Helvetica Neue', sans-serif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Source Serif Pro" fo:font-size="12pt" officeooo:paragraph-rsid="0024c29a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Source Serif Pro" fo:font-size="12pt" officeooo:rsid="002783bd" officeooo:paragraph-rsid="002783bd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Source Serif Pro" fo:font-size="12pt" officeooo:rsid="00280ea5" officeooo:paragraph-rsid="00280ea5" style:font-size-asian="12pt" style:font-size-complex="12pt"/>
    </style:style>
    <style:style style:name="T1" style:family="text">
      <style:text-properties fo:font-variant="normal" fo:text-transform="none" fo:color="#000000" loext:opacity="100%" fo:letter-spacing="normal" fo:font-style="normal" fo:font-weight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dc2bb"/>
    </style:style>
    <style:style style:name="T3" style:family="text">
      <style:text-properties fo:font-variant="normal" fo:text-transform="none" fo:color="#000000" loext:opacity="100%" fo:letter-spacing="normal" fo:font-style="normal" fo:font-weight="normal" officeooo:rsid="00298828"/>
    </style:style>
    <style:style style:name="T4" style:family="text">
      <style:text-properties fo:font-variant="normal" fo:text-transform="none" fo:color="#172b4d" loext:opacity="100%" fo:letter-spacing="normal" fo:font-style="normal" fo:font-weight="normal" officeooo:rsid="001dc2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**</text:span><text:span text:style-name="T4">Defina Closure, Herança, Encapsulamento e Polimorfismo.</text:span><text:span text:style-name="T2"> </text:span></text:p>
      <text:p text:style-name="P1"><text:span text:style-name="T2"/></text:p>
      <text:p text:style-name="P2"><text:span text:style-name="T2">C</text:span><text:span text:style-name="T1">losure é uma função que lembra do seu escopo léxico que está referenciado em outro local (onde foi criada). Ou seja, você pode criar um arquivo, montar uma função e linkar essa mesma função em outro arquivo para ser usado. Só é preciso exportar a função do primeiro arquivo e importá-la no outro </text:span><text:span text:style-name="T3">(tomar cuidado ao exportar, pois o arquivo todo é exportado, portanto, todos os códigos que nele estiver estarão disponíveis no outro arquivo).</text:span></text:p>
      <text:p text:style-name="P2"><text:span text:style-name="T1"/></text:p>
      <text:p text:style-name="P2"><text:span text:style-name="T1">Herança é literalmente quando uma classe herda os atributos e/ou métodos de uma outra classe mãe. Se usa esse método para reutilizar os códigos que já foram atribuídos a uma outra classe, para “enxugar” o código, não precisando repetir os mesmos atributos e métodos diversas vezes.</text:span></text:p>
      <text:p text:style-name="P2"><text:span text:style-name="T1"/></text:p>
      <text:p text:style-name="P3"><text:span text:style-name="T1">Encapsulamento já se refere a forma como os atributos estarão disponíveis ou visíveis para modificação. Uma vez que o encapsulamento é privado não há como alterar ou acessar seus dados sem ter um get ou set para obter os seus valores. </text:span><text:span text:style-name="T3">No modo público pode ser acessado e os dados estarão visíveis para modificação. O modo público pode ser perigoso, pois os dados estão visíveis para qualquer pessoa obtê-los ou modificá-los.</text:span></text:p>
      <text:p text:style-name="P3"><text:span text:style-name="T1"/></text:p>
      <text:p text:style-name="P3"><text:span text:style-name="T3">O polimorfismo seria</text:span><text:span text:style-name="T1"> uma função criada para modificar </text:span><text:span text:style-name="T3">algo de</text:span><text:span text:style-name="T1"> outra função. </text:span><text:span text:style-name="T3">É a capacidade que uma classe filho tem de alterar uma implementação de algo que herdou da classe mãe, podendo ser métodos ou atributos.</text:span></text:p>
      <text:p text:style-name="P2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urce Serif Pro" svg:font-family="'Source Serif Pro'" style:font-family-generic="roman" style:font-pitch="variable"/>
    <style:font-face style:name="apple-system" svg:font-family="apple-system, BlinkMacSystemFont, 'Segoe UI', Roboto, 'Noto Sans', Ubuntu, 'Droid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5T10:17:18.305000000</dc:date>
    <meta:editing-duration>PT20M49S</meta:editing-duration>
    <meta:editing-cycles>4</meta:editing-cycles>
    <meta:generator>LibreOffice/7.2.0.4$Windows_X86_64 LibreOffice_project/9a9c6381e3f7a62afc1329bd359cc48accb6435b</meta:generator>
    <meta:document-statistic meta:table-count="0" meta:image-count="0" meta:object-count="0" meta:page-count="1" meta:paragraph-count="5" meta:word-count="234" meta:character-count="1415" meta:non-whitespace-character-count="1185"/>
  </office:meta>
</office:document-meta>
</file>